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text-properties officeooo:paragraph-rsid="0019f540"/>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officeooo:paragraph-rsid="0019f540"/>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officeooo:paragraph-rsid="0019f540"/>
    </style:style>
    <style:style style:name="T1" style:family="text">
      <style:text-properties officeooo:rsid="0019f5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esquise sobre alguma extensão do VSCode que seja interessante para usar com os conceitos e ferramentas vistos até o momento, e explique porque escolheu ela. Idealmente, procure extensões para facilitar ou automatizar a escrita de arquivos HTML e CSS, porém, pode considerar também o desenvolvimento de projetos web com VSCode de forma geral, ou a escrita de arquivos JavaScript se se sentir à vontade. </text:p>
      <text:p text:style-name="P3"/>
      <text:p text:style-name="P3"><text:span text:style-name="T1">Utilizando as extensões podemos e</text:span>conomizar tempo e aumentar a eficiência da codificação .</text:p>
      <text:h text:style-name="P1" text:outline-level="2">Auto Rename Tag</text:h>
      <text:p text:style-name="P5"><text:span text:style-name="T1">A</text:span> tag de renomeação automática renomeia automaticamente as tags HTML ou XML emparelhadas no VS Code. Portanto, se você escreve muitos códigos HTML, deve instalar esta extensão para economizar tempo ao renomear tags e se livrar de tags incompatíveis novamente </text:p>
      <text:h text:style-name="Heading_20_2" text:outline-level="2">CSS Peek</text:h>
      <text:p text:style-name="Text_20_body">A extensão CSS Peek é usada para visualizar rapidamente os estilos CSS de um elemento específico diretamente do arquivo HTML. Se você não gosta de mudar para o arquivo .css apenas para verificar as propriedades e valores de um determinado elemento HTML, essa extensão seria útil e economizaria tempo para você. <text:line-break/></text:p>
      <text:h text:style-name="P1" text:outline-level="2">Colorize</text:h>
      <text:p text:style-name="Text_20_body"><text:span text:style-name="T1">A</text:span> extensão Colorize visualiza instantaneamente as cores CSS, gerando um plano de fundo colorido em seus arquivos CSS, SCSS, MENOS. Esta extensão ajuda você a ver qual cor você está usando como valor Hex ou RGB diretamente no seu arquivo CSS. Portanto, você não precisa copiar o código de cores e colá-lo em algum lugar para ver a cor. <text:line-break/></text:p>
      <text:h text:style-name="P1" text:outline-level="2">Trechos de código JavaScript (ES6)</text:h>
      <text:p text:style-name="P4"><text:span text:style-name="T1">E</text:span>sta extensão possui trechos de código úteis para JavaScript na sintaxe ES6, que são facilmente acessíveis usando as teclas de atalho. Se você é um desenvolvedor de JavaScript, deve usar essa extensão para economizar tempo, evitando escrever a mesma sintaxe de código repetidas vezes. </text:p>
      <text:h text:style-name="P2" text:outline-level="2">JavaScript Booster</text:h>
      <text:p text:style-name="P4">O JavaScript Booster é uma extensão auxiliar que vem com várias ações de código (correções de código) para ajudá-lo ao escrever código JavaScript ou TypeScript no VS Code. Você só precisa pressionar a lâmpada mostrada no lado esquerdo e verá a lista de correções rápidas de seus códigos. </text:p>
      <text:p text:style-name="P4"><text:span text:style-name="T1">Obs: </text:span>ele corrige problemas comuns como substituir if-else por ternário (? :), converter uma função normal em uma função de seta, etc. Acho que essa extensão seria útil para desenvolvedores de JavaScript, especialmente iniciantes. </text:p>
      <text:p text:style-name="P4"/>
      <text:h text:style-name="P2" text:outline-level="2">Better Comments</text:h>
      <text:p text:style-name="P4"><text:span text:style-name="T1">A</text:span> extensão Better Comments é usada para criar comentários legíveis mais amigáveis ​​para humanos no VS Code. Basicamente, destaca seus comentários com cores diferentes de acordo com o tipo de comentário. Esta extensão pode ser mais útil ao trabalhar em equipe. </text:p>
      <text:p text:style-name="P4"><text:soft-page-break/></text:p>
      <text:h text:style-name="P2" text:outline-level="2">Liver Server</text:h>
      <text:p text:style-name="P4">Liver Server é uma das extensões VS Code mais populares para desenvolvimento web. Ele inicia um servidor de desenvolvimento local em seu navegador da Web padrão usando um número de porta. Portanto, sempre que você fizer alterações em arquivos como HTML, CSS ou JavaScript, as alterações instantâneas também serão refletidas no navegador. </text:p>
      <text:p text:style-name="P4"/>
      <text:h text:style-name="P2" text:outline-level="2">Prettier – Formatador de código</text:h>
      <text:p text:style-name="P4">Prettier é uma extensão de formatador de código opinativa que suporta muitas linguagens como HTML/CSS/JAVASCRIPT. Ele torna seu código limpo e legível com seus recursos de formatação automática. Usando esta extensão, você pode economizar tempo e manter a consistência na codificação porque nunca mais se preocupará com a formatação do código. </text:p>
      <text:p text:style-name="P4"/>
      <text:h text:style-name="P2" text:outline-level="2">Code Time</text:h>
      <text:p text:style-name="P6">Como o nome sugere, o Code Time é uma extensão de métricas que fornece métricas de codificação automática e recursos de rastreamento de tempo diretamente no editor do VS Code. Basicamente, mostra quanto tempo você está gastando na codificação.</text:p>
      <text:p text:style-name="P5">Gastar muito tempo sem um gerenciamento de tempo adequado não é um comportamento saudável para os programadores. Portanto, instale esta extensão para corrigir seu gerenciamento de tempo no fluxo de trabalho de codificação.</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4:29:13.854000000</meta:creation-date>
    <dc:date>2023-10-16T14:56:18.617000000</dc:date>
    <meta:editing-duration>PT5M16S</meta:editing-duration>
    <meta:editing-cycles>2</meta:editing-cycles>
    <meta:generator>LibreOffice/7.6.1.2$Windows_X86_64 LibreOffice_project/f5defcebd022c5bc36bbb79be232cb6926d8f674</meta:generator>
    <meta:print-date>2023-10-16T14:52:42.092000000</meta:print-date>
    <meta:printed-by>Arquivos PDF</meta:printed-by>
    <meta:document-statistic meta:table-count="0" meta:image-count="0" meta:object-count="0" meta:page-count="2" meta:paragraph-count="22" meta:word-count="592" meta:character-count="3759" meta:non-whitespace-character-count="3174"/>
  </office:meta>
</office:document-meta>
</file>